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3.718cm" fo:min-width="13.49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1cm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2.369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9.77cm" fo:min-width="5.849cm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/>
    </style:style>
    <style:style style:name="gr7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3.997cm" svg:height="13.968cm" svg:x="12.513cm" svg:y="12.285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1"><text:span text:style-name="T1">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.521cm" svg:height="1.195cm" svg:x="16.352cm" svg:y="9.209cm">
          <draw:text-box>
            <text:p text:style-name="P3"><text:span text:style-name="T2">IOb</text:span></text:p>
          </draw:text-box>
        </draw:frame>
        <draw:connector draw:style-name="gr3" draw:text-style-name="P5" draw:layer="layout" svg:x1="19.543cm" svg:y1="6.844cm" svg:x2="19.511cm" svg:y2="12.214cm" draw:start-shape="id1" draw:start-glue-point="2" svg:d="M19543 6844v2935h-32v2435" svg:viewBox="0 0 33 5371">
          <text:p/>
        </draw:connector>
        <draw:frame draw:style-name="gr4" draw:text-style-name="P4" draw:layer="layout" svg:width="2.869cm" svg:height="1.289cm" svg:x="8.613cm" svg:y="17.534cm">
          <draw:text-box>
            <text:p text:style-name="P3"><text:span text:style-name="T2">AXI-4</text:span></text:p>
          </draw:text-box>
        </draw:frame>
        <draw:custom-shape draw:style-name="gr5" draw:text-style-name="P6" xml:id="id2" draw:id="id2" draw:layer="layout" svg:width="6.349cm" svg:height="20.02cm" svg:x="1.49cm" svg:y="1.747cm">
          <draw:glue-point draw:id="4" svg:x="4.942cm" svg:y="3.765cm"/>
          <draw:glue-point draw:id="5" svg:x="4.98cm" svg:y="-3.684cm"/>
          <text:p text:style-name="P1"><text:span text:style-name="T1">External</text:span></text:p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7.801cm" svg:y1="19.294cm" svg:x2="12.513cm" svg:y2="19.269cm" draw:start-shape="id2" draw:start-glue-point="4" draw:end-shape="id3" draw:end-glue-point="3" svg:d="M7801 19294h2374v-25h2338" svg:viewBox="0 0 4713 26">
          <text:p/>
        </draw:connector>
        <draw:custom-shape draw:style-name="gr6" draw:text-style-name="P7" xml:id="id1" draw:id="id1" draw:layer="layout" svg:width="8.958cm" svg:height="4.939cm" svg:x="15.064cm" svg:y="1.905cm">
          <draw:glue-point draw:id="4" svg:x="2.175cm" svg:y="5.001cm"/>
          <text:p text:style-name="P1"><text:span text:style-name="T1">32/64-bit CPU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7.825cm" svg:y1="4.382cm" svg:x2="15.064cm" svg:y2="4.374cm" draw:start-shape="id2" draw:start-glue-point="5" draw:end-shape="id1" draw:end-glue-point="3" svg:d="M7825 4382h3626v-8h3613" svg:viewBox="0 0 7240 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17:27:12.558650166</meta:creation-date>
    <dc:date>2022-03-04T19:35:37.352707290</dc:date>
    <meta:editing-duration>PT16H2M58S</meta:editing-duration>
    <meta:editing-cycles>48</meta:editing-cycles>
    <meta:generator>LibreOffice/6.0.7.3$Linux_X86_64 LibreOffice_project/00m0$Build-3</meta:generator>
    <meta:document-statistic meta:object-count="8"/>
  </office:meta>
</office:document-meta>
</file>